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ist_20_1">
      <style:text-properties officeooo:rsid="00033683" officeooo:paragraph-rsid="00033683"/>
    </style:style>
    <style:style style:name="P2" style:family="paragraph" style:parent-style-name="Text_20_body" style:list-style-name="List_20_1">
      <style:text-properties officeooo:rsid="00051780" officeooo:paragraph-rsid="00051780"/>
    </style:style>
    <style:style style:name="P3" style:family="paragraph" style:parent-style-name="Text_20_body">
      <style:text-properties officeooo:rsid="00051780" officeooo:paragraph-rsid="00051780"/>
    </style:style>
    <style:style style:name="P4" style:family="paragraph" style:parent-style-name="Text_20_body">
      <style:text-properties officeooo:paragraph-rsid="00059ded"/>
    </style:style>
    <style:style style:name="P5" style:family="paragraph" style:parent-style-name="Text_20_body">
      <style:text-properties officeooo:paragraph-rsid="0005c911"/>
    </style:style>
    <style:style style:name="P6" style:family="paragraph" style:parent-style-name="Text_20_body" style:list-style-name="List_20_1">
      <style:text-properties officeooo:rsid="00078fa4" officeooo:paragraph-rsid="00078fa4"/>
    </style:style>
    <style:style style:name="P7" style:family="paragraph" style:parent-style-name="Text_20_body">
      <style:text-properties officeooo:paragraph-rsid="00078fa4"/>
    </style:style>
    <style:style style:name="P8" style:family="paragraph" style:parent-style-name="Text_20_body">
      <style:text-properties officeooo:paragraph-rsid="000870e4"/>
    </style:style>
    <style:style style:name="P9" style:family="paragraph" style:parent-style-name="Text_20_body">
      <style:text-properties officeooo:paragraph-rsid="000a5902"/>
    </style:style>
    <style:style style:name="P10" style:family="paragraph" style:parent-style-name="Text_20_body" style:list-style-name="List_20_1">
      <style:paragraph-properties text:number-lines="false" text:line-number="0"/>
      <style:text-properties officeooo:rsid="00033683" officeooo:paragraph-rsid="00033683"/>
    </style:style>
    <style:style style:name="P11" style:family="paragraph" style:parent-style-name="Heading_20_1">
      <style:text-properties officeooo:rsid="00033683" officeooo:paragraph-rsid="00033683"/>
    </style:style>
    <style:style style:name="P12" style:family="paragraph" style:parent-style-name="Heading_20_1">
      <style:text-properties officeooo:rsid="00051780" officeooo:paragraph-rsid="00051780"/>
    </style:style>
    <style:style style:name="P13" style:family="paragraph" style:parent-style-name="Title">
      <style:text-properties officeooo:rsid="00033683" officeooo:paragraph-rsid="00033683"/>
    </style:style>
    <style:style style:name="P14" style:family="paragraph" style:parent-style-name="Title">
      <style:paragraph-properties fo:break-before="page"/>
      <style:text-properties officeooo:rsid="00059ded" officeooo:paragraph-rsid="00059ded"/>
    </style:style>
    <style:style style:name="P15" style:family="paragraph" style:parent-style-name="Title">
      <style:paragraph-properties fo:break-before="page"/>
      <style:text-properties officeooo:rsid="000870e4" officeooo:paragraph-rsid="000870e4"/>
    </style:style>
    <style:style style:name="P16" style:family="paragraph" style:parent-style-name="Heading_20_3">
      <style:text-properties officeooo:rsid="00059ded" officeooo:paragraph-rsid="00059ded"/>
    </style:style>
    <style:style style:name="P17" style:family="paragraph" style:parent-style-name="Heading_20_3">
      <style:text-properties officeooo:rsid="00078fa4" officeooo:paragraph-rsid="00078fa4"/>
    </style:style>
    <style:style style:name="P18" style:family="paragraph" style:parent-style-name="Heading_20_3">
      <style:text-properties officeooo:rsid="000870e4" officeooo:paragraph-rsid="000870e4"/>
    </style:style>
    <style:style style:name="P19" style:family="paragraph" style:parent-style-name="Heading_20_3">
      <style:text-properties officeooo:rsid="000a5902" officeooo:paragraph-rsid="000a5902"/>
    </style:style>
    <style:style style:name="T1" style:family="text">
      <style:text-properties officeooo:rsid="00051780"/>
    </style:style>
    <style:style style:name="T2" style:family="text">
      <style:text-properties officeooo:rsid="00059ded"/>
    </style:style>
    <style:style style:name="T3" style:family="text">
      <style:text-properties officeooo:rsid="0005c911"/>
    </style:style>
    <style:style style:name="T4" style:family="text">
      <style:text-properties officeooo:rsid="00078fa4"/>
    </style:style>
    <style:style style:name="T5" style:family="text">
      <style:text-properties officeooo:rsid="000870e4"/>
    </style:style>
    <style:style style:name="T6" style:family="text">
      <style:text-properties officeooo:rsid="0009ae31"/>
    </style:style>
    <style:style style:name="T7" style:family="text">
      <style:text-properties officeooo:rsid="000a59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 Cases</text:p>
      <text:h text:style-name="P11" text:outline-level="1">Menu Controller</text:h>
      <text:list xml:id="list728930324715262851" text:style-name="List_20_1">
        <text:list-item>
          <text:p text:style-name="P1">Start Game</text:p>
        </text:list-item>
        <text:list-item>
          <text:p text:style-name="P1">View high scores</text:p>
        </text:list-item>
        <text:list-item>
          <text:p text:style-name="P1">Quit</text:p>
        </text:list-item>
      </text:list>
      <text:h text:style-name="P11" text:outline-level="1">Game Loop</text:h>
      <text:list xml:id="list214004381894791" text:continue-numbering="true" text:style-name="List_20_1">
        <text:list-item>
          <text:p text:style-name="P1">Query player</text:p>
        </text:list-item>
        <text:list-item>
          <text:p text:style-name="P1">Decide encounter</text:p>
        </text:list-item>
        <text:list-item>
          <text:p text:style-name="P1">Win <text:span text:style-name="T1">or lose</text:span></text:p>
        </text:list-item>
      </text:list>
      <text:h text:style-name="P11" text:outline-level="1">Player</text:h>
      <text:list xml:id="list214003341685813" text:continue-numbering="true" text:style-name="List_20_1">
        <text:list-item>
          <text:p text:style-name="P10">Take a step</text:p>
        </text:list-item>
        <text:list-item>
          <text:p text:style-name="P10">View character</text:p>
        </text:list-item>
        <text:list-item>
          <text:p text:style-name="P10">Search for money</text:p>
        </text:list-item>
        <text:list-item>
          <text:p text:style-name="P10">Read technical papers</text:p>
        </text:list-item>
        <text:list-item>
          <text:p text:style-name="P10">Quit</text:p>
        </text:list-item>
      </text:list>
      <text:h text:style-name="P11" text:outline-level="1">Puzzle</text:h>
      <text:list xml:id="list214004126182112" text:continue-numbering="true" text:style-name="List_20_1">
        <text:list-item>
          <text:p text:style-name="P1">Decide Puzzle</text:p>
        </text:list-item>
        <text:list-item>
          <text:p text:style-name="P2">Display Puzzle</text:p>
        </text:list-item>
      </text:list>
      <text:h text:style-name="P12" text:outline-level="1">File Accessor</text:h>
      <text:list xml:id="list214003524960547" text:continue-numbering="true" text:style-name="List_20_1">
        <text:list-item>
          <text:p text:style-name="P2">Read high scores</text:p>
        </text:list-item>
        <text:list-item>
          <text:p text:style-name="P2">Modify high scores - <text:span text:style-name="T2">I want to keep track of whether or not a player has finished for each score</text:span></text:p>
        </text:list-item>
        <text:list-item>
          <text:p text:style-name="P6">Get puzzle from file</text:p>
        </text:list-item>
      </text:list>
      <text:p text:style-name="P3"/>
      <text:p text:style-name="P14">Potential Classes</text:p>
      <text:h text:style-name="P16" text:outline-level="3">MainMenu</text:h>
      <text:p text:style-name="P4"><text:tab/><text:span text:style-name="T2">Vars:</text:span></text:p>
      <text:p text:style-name="P4"><text:tab/><text:tab/><text:span text:style-name="T3">boolean continuePlaying</text:span></text:p>
      <text:p text:style-name="P4"><text:tab/><text:span text:style-name="T2">Functions:</text:span></text:p>
      <text:p text:style-name="P4"><text:tab/><text:tab/><text:span text:style-name="T3">void startGame()</text:span></text:p>
      <text:p text:style-name="P4"><text:tab/><text:tab/><text:span text:style-name="T3">void viewHighScores()</text:span></text:p>
      <text:p text:style-name="P4"><text:tab/><text:tab/><text:span text:style-name="T3">void quit()</text:span></text:p>
      <text:p text:style-name="P4"><text:tab/><text:span text:style-name="T3">Uses:</text:span></text:p>
      <text:p text:style-name="P4"><text:tab/><text:tab/><text:span text:style-name="T3">Player</text:span></text:p>
      <text:p text:style-name="P4"><text:tab/><text:tab/><text:span text:style-name="T2">FileAccessor</text:span></text:p>
      <text:h text:style-name="P16" text:outline-level="3">Player</text:h>
      <text:p text:style-name="P4"><text:tab/><text:span text:style-name="T2">Vars:</text:span></text:p>
      <text:p text:style-name="P4"><text:tab/><text:tab/><text:span text:style-name="T4">istream instruction</text:span></text:p>
      <text:p text:style-name="P4"><text:tab/><text:tab/><text:span text:style-name="T2">int stepsRemaining</text:span></text:p>
      <text:p text:style-name="P4"><text:tab/><text:tab/><text:span text:style-name="T2">int time</text:span></text:p>
      <text:p text:style-name="P4"><text:tab/><text:tab/><text:span text:style-name="T2">int intelligence</text:span></text:p>
      <text:p text:style-name="P4"><text:tab/><text:tab/><text:span text:style-name="T2">int money</text:span></text:p>
      <text:p text:style-name="P4"><text:tab/><text:span text:style-name="T3">Functions:</text:span></text:p>
      <text:p text:style-name="P4"><text:tab/><text:tab/><text:span text:style-name="T3">void step()</text:span></text:p>
      <text:p text:style-name="P4"><text:tab/><text:tab/><text:span text:style-name="T6">void searchMoney()</text:span></text:p>
      <text:p text:style-name="P4"><text:tab/><text:tab/><text:span text:style-name="T3">void readPaper()</text:span></text:p>
      <text:p text:style-name="P4"><text:tab/><text:tab/><text:span text:style-name="T3">void viewCharacter()</text:span></text:p>
      <text:p text:style-name="P4"><text:tab/><text:tab/><text:span text:style-name="T3">void quitToMainMenu()</text:span></text:p>
      <text:p text:style-name="P4"><text:tab/><text:tab/><text:span text:style-name="T4">int tallyScore()</text:span></text:p>
      <text:p text:style-name="P4"><text:tab/><text:tab/><text:span text:style-name="T6">boolean isAlive()</text:span></text:p>
      <text:p text:style-name="P4"><text:tab/><text:span text:style-name="T3">Uses:</text:span></text:p>
      <text:p text:style-name="P4"><text:soft-page-break/><text:tab/><text:tab/><text:span text:style-name="T3">FileAccessor</text:span></text:p>
      <text:p text:style-name="P4"><text:tab/><text:tab/><text:span text:style-name="T3">EncounterDecider</text:span></text:p>
      <text:p text:style-name="P4"><text:tab/><text:tab/><text:span text:style-name="T4">Puzzle</text:span></text:p>
      <text:p text:style-name="P7"><text:tab/><text:tab/><text:span text:style-name="T4">ValidResponse</text:span></text:p>
      <text:h text:style-name="Heading_20_3" text:outline-level="3">EncounterDecider</text:h>
      <text:p text:style-name="P5"><text:tab/><text:span text:style-name="T3">Vars:</text:span></text:p>
      <text:p text:style-name="P5"><text:tab/><text:tab/><text:span text:style-name="T3">double oddsNothing</text:span></text:p>
      <text:p text:style-name="P5"><text:tab/><text:tab/><text:span text:style-name="T3">double oddsProfessor</text:span></text:p>
      <text:p text:style-name="P5"><text:tab/><text:tab/><text:span text:style-name="T3">double oddsGradStudent</text:span></text:p>
      <text:p text:style-name="P5"><text:tab/><text:tab/><text:span text:style-name="T3">double oddsGruntWork</text:span></text:p>
      <text:p text:style-name="P5"><text:tab/><text:tab/><text:span text:style-name="T3">double oddsGradePapers</text:span></text:p>
      <text:p text:style-name="P5"><text:tab/><text:span text:style-name="T3">Functions:</text:span></text:p>
      <text:p text:style-name="P5"><text:tab/><text:tab/><text:span text:style-name="T4">int decideEncounter() - returns int that represents the type of encounter</text:span></text:p>
      <text:p text:style-name="P5"><text:tab/><text:span text:style-name="T4">Uses:</text:span></text:p>
      <text:p text:style-name="P5"><text:tab/><text:tab/><text:span text:style-name="T4">none</text:span></text:p>
      <text:h text:style-name="P17" text:outline-level="3">Puzzle</text:h>
      <text:p text:style-name="P7"><text:tab/><text:span text:style-name="T4">Vars:</text:span></text:p>
      <text:p text:style-name="P7"><text:tab/><text:tab/><text:span text:style-name="T4">char[] puzzle</text:span></text:p>
      <text:p text:style-name="P7"><text:tab/><text:span text:style-name="T4">Functions:</text:span></text:p>
      <text:p text:style-name="P7"><text:tab/><text:tab/><text:span text:style-name="T4">int decidePuzzle()</text:span></text:p>
      <text:p text:style-name="P7"><text:tab/><text:span text:style-name="T4">Uses:</text:span></text:p>
      <text:p text:style-name="P7"><text:tab/><text:tab/><text:span text:style-name="T4">FileAccessor</text:span></text:p>
      <text:h text:style-name="P17" text:outline-level="3">FileAccessor</text:h>
      <text:p text:style-name="P7"><text:tab/><text:span text:style-name="T4">Vars:</text:span></text:p>
      <text:p text:style-name="P7"><text:tab/><text:tab/><text:span text:style-name="T4">ifstream inputFile</text:span></text:p>
      <text:p text:style-name="P7"><text:tab/><text:tab/><text:span text:style-name="T4">ofstream outputFile</text:span></text:p>
      <text:p text:style-name="P7"><text:tab/><text:span text:style-name="T4">Functions:</text:span></text:p>
      <text:p text:style-name="P7"><text:tab/><text:tab/><text:span text:style-name="T4">void getHighScore()</text:span></text:p>
      <text:p text:style-name="P7"><text:soft-page-break/><text:tab/><text:tab/><text:span text:style-name="T4">void changeHighScore(int score)</text:span></text:p>
      <text:p text:style-name="P7"><text:tab/><text:tab/><text:span text:style-name="T4">void getPuzzle(int puzzle)</text:span></text:p>
      <text:p text:style-name="P7"><text:tab/><text:span text:style-name="T4">Uses:</text:span></text:p>
      <text:p text:style-name="P7"><text:tab/><text:tab/><text:span text:style-name="T4">none</text:span></text:p>
      <text:p text:style-name="P7"/>
      <text:p text:style-name="P15">Test Cases</text:p>
      <text:h text:style-name="P18" text:outline-level="3">Player</text:h>
      <text:p text:style-name="P8"><text:tab/><text:span text:style-name="T5">step()</text:span></text:p>
      <text:p text:style-name="P8"><text:tab/><text:tab/><text:span text:style-name="T5">input 1:</text:span></text:p>
      <text:p text:style-name="P8"><text:tab/><text:tab/><text:tab/><text:span text:style-name="T5">set stepsRemaining to 20</text:span></text:p>
      <text:p text:style-name="P8"><text:tab/><text:tab/><text:span text:style-name="T5">output 1:</text:span></text:p>
      <text:p text:style-name="P8"><text:tab/><text:tab/><text:tab/><text:span text:style-name="T5">stepsRemaining == 19</text:span></text:p>
      <text:p text:style-name="P8"><text:tab/><text:tab/><text:span text:style-name="T5">input 2:</text:span></text:p>
      <text:p text:style-name="P8"><text:tab/><text:tab/><text:tab/><text:span text:style-name="T5">set stepsRemaining to -1</text:span></text:p>
      <text:p text:style-name="P8"><text:tab/><text:tab/><text:span text:style-name="T5">output 2:</text:span></text:p>
      <text:p text:style-name="P8"><text:tab/><text:tab/><text:tab/><text:span text:style-name="T5">stepsRemaining == -1</text:span></text:p>
      <text:p text:style-name="P8"><text:tab/><text:span text:style-name="T6">searchMoney()</text:span></text:p>
      <text:p text:style-name="P8"><text:tab/><text:tab/><text:span text:style-name="T6">input 1:</text:span></text:p>
      <text:p text:style-name="P8"><text:tab/><text:tab/><text:tab/><text:span text:style-name="T6">set money to 5</text:span></text:p>
      <text:p text:style-name="P8"><text:tab/><text:tab/><text:span text:style-name="T6">output 1:</text:span></text:p>
      <text:p text:style-name="P8"><text:tab/><text:tab/><text:tab/><text:span text:style-name="T6">money &gt; 5</text:span></text:p>
      <text:p text:style-name="P8"><text:tab/><text:tab/><text:span text:style-name="T6">input 2:</text:span></text:p>
      <text:p text:style-name="P8"><text:tab/><text:tab/><text:tab/><text:span text:style-name="T6">set money to -1</text:span></text:p>
      <text:p text:style-name="P8"><text:tab/><text:tab/><text:span text:style-name="T6">output 2:</text:span></text:p>
      <text:p text:style-name="P8"><text:tab/><text:tab/><text:tab/><text:span text:style-name="T6">money == -1</text:span></text:p>
      <text:p text:style-name="P8"><text:tab/><text:span text:style-name="T6">isAlive()</text:span></text:p>
      <text:p text:style-name="P8"><text:tab/><text:tab/><text:span text:style-name="T6">input 1:</text:span></text:p>
      <text:p text:style-name="P8"><text:tab/><text:tab/><text:tab/><text:span text:style-name="T6">time = 1</text:span></text:p>
      <text:p text:style-name="P8"><text:tab/><text:tab/><text:tab/><text:span text:style-name="T6">money = 1</text:span></text:p>
      <text:p text:style-name="P8"><text:tab/><text:tab/><text:tab/><text:span text:style-name="T6">intelligence = 1</text:span></text:p>
      <text:p text:style-name="P8"><text:tab/><text:tab/><text:span text:style-name="T6">output 1:</text:span></text:p>
      <text:p text:style-name="P8"><text:tab/><text:tab/><text:tab/><text:span text:style-name="T6">isAlive() == true</text:span></text:p>
      <text:p text:style-name="P8"><text:soft-page-break/><text:tab/><text:tab/><text:span text:style-name="T6">input 2:</text:span></text:p>
      <text:p text:style-name="P8"><text:tab/><text:tab/><text:tab/><text:span text:style-name="T6">time = 0</text:span></text:p>
      <text:p text:style-name="P8"><text:tab/><text:tab/><text:tab/><text:span text:style-name="T6">money = 1</text:span></text:p>
      <text:p text:style-name="P8"><text:tab/><text:tab/><text:tab/><text:span text:style-name="T6">intelligence = 1</text:span></text:p>
      <text:p text:style-name="P8"><text:tab/><text:tab/><text:span text:style-name="T6">output 2:</text:span></text:p>
      <text:p text:style-name="P8"><text:tab/><text:tab/><text:tab/><text:span text:style-name="T6">isAlive() == false</text:span></text:p>
      <text:p text:style-name="P8"><text:tab/><text:tab/><text:span text:style-name="T6">input 3:</text:span></text:p>
      <text:p text:style-name="P8"><text:tab/><text:tab/><text:tab/><text:span text:style-name="T6">time = 1</text:span></text:p>
      <text:p text:style-name="P8"><text:tab/><text:tab/><text:tab/><text:span text:style-name="T6">money = 0</text:span></text:p>
      <text:p text:style-name="P8"><text:tab/><text:tab/><text:tab/><text:span text:style-name="T6">intelligence = 1</text:span></text:p>
      <text:p text:style-name="P8"><text:tab/><text:tab/><text:span text:style-name="T6">output 3:</text:span></text:p>
      <text:p text:style-name="P8"><text:tab/><text:tab/><text:tab/><text:span text:style-name="T6">isAlive() == false</text:span></text:p>
      <text:p text:style-name="P8"><text:tab/><text:tab/><text:span text:style-name="T6">input 4:</text:span></text:p>
      <text:p text:style-name="P8"><text:tab/><text:tab/><text:tab/><text:span text:style-name="T6">time = 1</text:span></text:p>
      <text:p text:style-name="P8"><text:tab/><text:tab/><text:tab/><text:span text:style-name="T6">money = 1</text:span></text:p>
      <text:p text:style-name="P8"><text:tab/><text:tab/><text:tab/><text:span text:style-name="T6">intelligence = 0</text:span></text:p>
      <text:p text:style-name="P8"><text:tab/><text:tab/><text:span text:style-name="T6">output 4:</text:span></text:p>
      <text:p text:style-name="P8"><text:tab/><text:tab/><text:tab/><text:span text:style-name="T6">isAlive() == false</text:span></text:p>
      <text:p text:style-name="P8"><text:tab/><text:tab/><text:span text:style-name="T6">input 5:</text:span></text:p>
      <text:p text:style-name="P8"><text:tab/><text:tab/><text:tab/><text:span text:style-name="T6">time = 0</text:span></text:p>
      <text:p text:style-name="P8"><text:tab/><text:tab/><text:tab/><text:span text:style-name="T6">money = 0</text:span></text:p>
      <text:p text:style-name="P8"><text:tab/><text:tab/><text:tab/><text:span text:style-name="T6">intelligence = 0</text:span></text:p>
      <text:p text:style-name="P8"><text:tab/><text:tab/><text:span text:style-name="T6">output 5:</text:span></text:p>
      <text:p text:style-name="P8"><text:tab/><text:tab/><text:tab/><text:span text:style-name="T6">isAlive() == false</text:span></text:p>
      <text:h text:style-name="P19" text:outline-level="3">EncounterDecider</text:h>
      <text:p text:style-name="P9"><text:tab/><text:span text:style-name="T7">decideEncounter()</text:span></text:p>
      <text:p text:style-name="P9"><text:tab/><text:tab/><text:span text:style-name="T7">input 1:</text:span></text:p>
      <text:p text:style-name="P9"><text:tab/><text:tab/><text:tab/><text:span text:style-name="T7">none</text:span></text:p>
      <text:p text:style-name="P9"><text:soft-page-break/><text:tab/><text:tab/><text:span text:style-name="T7">output 1:</text:span></text:p>
      <text:p text:style-name="P9"><text:tab/><text:tab/><text:tab/><text:span text:style-name="T7">execute decideEncounter() 5000 times and keep track of how many times each <text:tab/><text:tab/><text:tab/><text:tab/>int from 0-4 is returned. Test passes if the results are in a margin of error <text:tab/><text:tab/><text:tab/><text:tab/><text:tab/>compared to the variables in the class that determine the chances of each <text:tab/><text:tab/><text:tab/><text:tab/><text:tab/>encounter occurring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0:28:21.373624772</meta:creation-date>
    <dc:date>2017-03-17T21:40:02.829758964</dc:date>
    <meta:editing-duration>PT27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7" meta:paragraph-count="138" meta:word-count="362" meta:character-count="2325" meta:non-whitespace-character-count="1878"/>
  </office:meta>
</office:document-meta>
</file>